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officeooo:rsid="000bec68" officeooo:paragraph-rsid="000bec68"/>
    </style:style>
    <style:style style:name="P21" style:family="paragraph" style:parent-style-name="Preformatted_20_Text">
      <style:text-properties officeooo:rsid="000bec68" officeooo:paragraph-rsid="000b3064"/>
    </style:style>
    <style:style style:name="P22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3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5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6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7" style:family="paragraph" style:parent-style-name="Preformatted_20_Text">
      <style:text-properties officeooo:paragraph-rsid="000bec68"/>
    </style:style>
    <style:style style:name="P28" style:family="paragraph" style:parent-style-name="Preformatted_20_Text">
      <style:text-properties style:font-name="Liberation Mono" officeooo:rsid="000bec68" officeooo:paragraph-rsid="000bec68"/>
    </style:style>
    <style:style style:name="P29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0" style:family="paragraph" style:parent-style-name="Preformatted_20_Text">
      <style:text-properties officeooo:rsid="001d592a" officeooo:paragraph-rsid="001d592a"/>
    </style:style>
    <style:style style:name="P31" style:family="paragraph" style:parent-style-name="Preformatted_20_Text">
      <style:text-properties officeooo:rsid="001e1f43" officeooo:paragraph-rsid="001e4ef0"/>
    </style:style>
    <style:style style:name="P32" style:family="paragraph" style:parent-style-name="Preformatted_20_Text">
      <style:text-properties officeooo:rsid="001e9e83" officeooo:paragraph-rsid="001e9e83"/>
    </style:style>
    <style:style style:name="P33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34" style:family="paragraph" style:parent-style-name="Text_20_body">
      <style:text-properties officeooo:rsid="001e4ef0" officeooo:paragraph-rsid="001e4ef0"/>
    </style:style>
    <style:style style:name="P35" style:family="paragraph" style:parent-style-name="Preformatted_20_Text">
      <style:text-properties style:font-name="FreeMono" officeooo:rsid="001d592a" officeooo:paragraph-rsid="001d592a"/>
    </style:style>
    <style:style style:name="P36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37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text-properties officeooo:paragraph-rsid="000bec68"/>
    </style:style>
    <style:style style:name="P39" style:family="paragraph" style:parent-style-name="Preformatted_20_Text">
      <style:text-properties officeooo:rsid="001e4ef0" officeooo:paragraph-rsid="001e4ef0"/>
    </style:style>
    <style:style style:name="P40" style:family="paragraph" style:parent-style-name="Preformatted_20_Text">
      <style:text-properties officeooo:rsid="001e1f43" officeooo:paragraph-rsid="001e4ef0"/>
    </style:style>
    <style:style style:name="P41" style:family="paragraph" style:parent-style-name="Preformatted_20_Text">
      <style:text-properties officeooo:rsid="001f81c6" officeooo:paragraph-rsid="001f81c6"/>
    </style:style>
    <style:style style:name="P42" style:family="paragraph" style:parent-style-name="Heading_20_2">
      <style:paragraph-properties fo:text-align="center" style:justify-single-word="false"/>
    </style:style>
    <style:style style:name="P43" style:family="paragraph" style:parent-style-name="Heading_20_3">
      <style:text-properties officeooo:rsid="000b3064"/>
    </style:style>
    <style:style style:name="P44" style:family="paragraph" style:parent-style-name="Heading_20_3">
      <style:text-properties officeooo:rsid="001e4ef0" officeooo:paragraph-rsid="001e4ef0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7"><text:span text:style-name="T5">ssh -i cartlc.pem </text:span><text:a xlink:type="simple" xlink:href="mailto:ubuntu@cartlc.arqnetworks.com"><text:span text:style-name="T5">ubuntu@cartlc.arqnetworks.com</text:span></text:a></text:p>
      <text:p text:style-name="P27"/>
      <text:p text:style-name="P30"><text:a xlink:type="simple" xlink:href="http://cartlc.arqnetworks.com/"><text:span text:style-name="T5">h</text:span></text:a><text:a xlink:type="simple" xlink:href="http://cartlc.arqnetworks.com/"><text:span text:style-name="T2">ttp://cartlc.arqnetworks.com</text:span></text:a></text:p>
      <text:p text:style-name="P35"/>
      <text:p text:style-name="P35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3">Terminal MySQL Client:</text:p>
      <text:p text:style-name="P14"/>
      <text:p text:style-name="P14">Help: <text:a xlink:type="simple" xlink:href="http://www.dummies.com/programming/databases/how-to-use-the-mysql-client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><text:soft-page-break/></text:p>
      <text:p text:style-name="P11">Setup Notes (what I did):</text:p>
      <text:p text:style-name="P11"/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2491976289796722190" text:style-name="L1">
        <text:list-item>
          <text:p text:style-name="P36">vi /etc/apache2/conf-available/phpmyadmin.conf</text:p>
        </text:list-item>
        <text:list-item>
          <text:p text:style-name="P36">Added 'AllowOveride All' line beneath 'DirectoryIndex' index.php line</text:p>
        </text:list-item>
        <text:list-item>
          <text:p text:style-name="P36">sudo systemctl restart apache2</text:p>
        </text:list-item>
        <text:list-item>
          <text:p text:style-name="P36">Created /usr/share/phpmyadmin/.htaccess</text:p>
        </text:list-item>
        <text:list-item>
          <text:p text:style-name="P36">sudo apt-get install apache2-utils</text:p>
        </text:list-item>
        <text:list-item>
          <text:p text:style-name="P38"><text:span text:style-name="T4">s</text:span><text:span text:style-name="T3">udo htpasswd -c /etc/phpmyadmin/.htpasswd cartlc</text:span></text:p>
        </text:list-item>
        <text:list-item>
          <text:p text:style-name="P37">p/w: cartcl#@!</text:p>
          <text:p text:style-name="P37"/>
        </text:list-item>
      </text:list>
      <text:p text:style-name="P27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7"/>
      <text:p text:style-name="P28">I also had to apply this fix for phpMyAdmin:</text:p>
      <text:p text:style-name="P16">IMPORT create_tables.sql</text:p>
      <text:p text:style-name="P16">sudo vi /etc/phpmyadmin/config.inc.php</text:p>
      <text:h text:style-name="P43" text:outline-level="3"/>
      <text:h text:style-name="P43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33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13"/>
      <text:h text:style-name="Heading_20_3" text:outline-level="3"/>
      <text:h text:style-name="Heading_20_3" text:outline-level="3">Play Framework</text:h>
      <text:p text:style-name="P13">The play framework is being used. It is java based.</text:p>
      <text:p text:style-name="P13"/>
      <text:p text:style-name="P13"><text:soft-page-break/><text:a xlink:type="simple" xlink:href="https://www.playframework.com/">https://www.playframework.com</text:a></text:p>
      <text:p text:style-name="P13"/>
      <text:p text:style-name="P22">Application Secret:</text:p>
      <text:p text:style-name="P20"/>
      <text:p text:style-name="P20">An application secret was generated by using this command, within sbt:</text:p>
      <text:p text:style-name="P25">playGenerateSecret</text:p>
      <text:p text:style-name="P26"/>
      <text:p text:style-name="P20">The value of this was placed in the .bashrc environment variable as APPLICATION_SECRET:</text:p>
      <text:p text:style-name="P14"/>
      <text:p text:style-name="P20"><text:span text:style-name="T7">Invocation</text:span>:</text:p>
      <text:p text:style-name="P15"/>
      <text:p text:style-name="P28">After creating a zip file from the play sources you can do this:</text:p>
      <text:p text:style-name="P28"/>
      <text:p text:style-name="P16">sudo bin/play-java -Dhttp.port=80 -Dplay.crypto.secret="$APPLICATION_SECRET"</text:p>
      <text:p text:style-name="P14"/>
      <text:p text:style-name="P20">Or directly from sbt by issuing this command:</text:p>
      <text:p text:style-name="P20"/>
      <text:p text:style-name="P25">testProd</text:p>
      <text:p text:style-name="P26"/>
      <text:p text:style-name="P26">Or:</text:p>
      <text:p text:style-name="P26"/>
      <text:p text:style-name="P26">run</text:p>
      <text:p text:style-name="P14"/>
      <text:p text:style-name="P24">Development</text:p>
      <text:p text:style-name="P24"/>
      <text:p text:style-name="P29">Download the SBT program and install it:</text:p>
      <text:p text:style-name="P29"/>
      <text:p text:style-name="P29"><text:a xlink:type="simple" xlink:href="http://www.scala-sbt.org/download.html">http://www.scala-sbt.org/download.html</text:a></text:p>
      <text:p text:style-name="P29"/>
      <text:p text:style-name="P29">Go to the root of the server tree and do this:</text:p>
      <text:p text:style-name="P29"/>
      <text:p text:style-name="P29"><text:span text:style-name="Source_20_Text"><text:span text:style-name="T10">sbt -mem 2048</text:span></text:span></text:p>
      <text:p text:style-name="P29"/>
      <text:p text:style-name="P29">This will bring you into the console.</text:p>
      <text:p text:style-name="P29"/>
      <text:p text:style-name="P29">You can do “run 9003” to run on a different port.</text:p>
      <text:p text:style-name="P29"/>
      <text:h text:style-name="Heading_20_3" text:outline-level="3">From Browser</text:h>
      <text:p text:style-name="P13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3"/>
      <text:p text:style-name="P21"/>
      <text:p text:style-name="P13"/>
      <text:h text:style-name="P44" text:outline-level="3">Deployment</text:h>
      <text:p text:style-name="P34">From sbt do a 'dist' command.</text:p>
      <text:p text:style-name="P34">This will create a zip file in target/universal.</text:p>
      <text:p text:style-name="P34">I wrote a script called 'wrap' in the root of the GitHub repo to copy this file to the server:</text:p>
      <text:p text:style-name="P34"><text:span text:style-name="T2">scp -i ~/.ssh/cartlc.pem $ZIPFILE ubuntu@cartlc.arqnetworks.com:/home/ubuntu/server/</text:span> </text:p>
      <text:p text:style-name="P13"><text:soft-page-break/></text:p>
      <text:p text:style-name="P13"><text:tab/></text:p>
      <text:p text:style-name="P39">Then on the server I added this alias to the bashrc:</text:p>
      <text:p text:style-name="P31"/>
      <text:p text:style-name="P41">unzip the zip file placed onto the server in directory server.</text:p>
      <text:p text:style-name="P41"/>
      <text:p text:style-name="P31">alias run-server="~/server/play-ebean-0.0.1-SNAPSHOT/bin/play-ebean -Dplay -Dplay.crypto.secret='${APPLICATION_SECRET}'" </text:p>
      <text:p text:style-name="P31"/>
      <text:p text:style-name="P32">So that all one needs to do is do “run-server &amp;”.</text:p>
      <text:p text:style-name="P32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6:53:58.011485727</dc:date>
    <meta:generator>LibreOffice/4.2.8.2$Linux_X86_64 LibreOffice_project/420m0$Build-2</meta:generator>
    <meta:editing-duration>PT10H36M44S</meta:editing-duration>
    <meta:editing-cycles>12</meta:editing-cycles>
    <meta:document-statistic meta:table-count="0" meta:image-count="0" meta:object-count="0" meta:page-count="4" meta:paragraph-count="107" meta:word-count="467" meta:character-count="3712" meta:non-whitespace-character-count="3330"/>
  </office:meta>
</office:document-meta>
</file>